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5-09-0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5-03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4-12-03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4-09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4-03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3-12-0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3-09-0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3-06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3-03-0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3-01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2-06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2-04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2-02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1-06-1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1-03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1-01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20-09-1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9-03-2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8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8-03-2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6-03-1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5-03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4-11-1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4-03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3-03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2-11-0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2-08-2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2-05-2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1-12-1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0-11-0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10-03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9-11-1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9-07-1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8-11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8-08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8-03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7-11-0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7-03-0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6-11-0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6-03-1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5-11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5-08-1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5-03-0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4-11-1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4-07-0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3-11-2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3-04-2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1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2000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9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9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8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4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4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3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1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0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90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9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9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9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6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5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5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4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4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3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3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2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2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1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0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8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9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8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8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7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7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4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4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4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4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4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3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3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3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3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2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1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0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0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70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9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9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8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8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7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7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6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5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5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5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4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4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3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3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3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2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536</text:p>
          </table:table-cell>
          <table:table-cell office:value-type="string" calcext:value-type="string">
            <text:p>06S/39E-20BAC</text:p>
          </table:table-cell>
          <table:table-cell office:value-type="string" calcext:value-type="string">
            <text:p>1962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2" meta:object-count="0"/>
    <meta:user-defined meta:name="AppVersion">3.0</meta:user-defined>
  </office:meta>
</office:document-meta>
</file>